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6.4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76ff03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18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00e676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8a65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electedTattooStyleIds</text:p>
          </table:table-cell>
          <table:table-cell table:style-name="ce1" office:value-type="string" calcext:value-type="string">
            <text:p>filteredByLocation</text:p>
          </table:table-cell>
          <table:table-cell table:style-name="ce1" office:value-type="string" calcext:value-type="string">
            <text:p>filteredByStyles</text:p>
          </table:table-cell>
          <table:table-cell table:style-name="ce1" office:value-type="string" calcext:value-type="string">
            <text:p>filteredArtist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ilteredByLocation &amp;&amp; filteredByStyles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ilteredBy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filteredByStyles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string" calcext:value-type="string">
            <text:p>artis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12:12:21.088366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1:58:31.236073559</meta:creation-date>
    <dc:date>2022-02-27T12:45:30.657711239</dc:date>
    <meta:editing-duration>PT25M11S</meta:editing-duration>
    <meta:editing-cycles>4</meta:editing-cycles>
    <meta:generator>LibreOffice/6.4.7.2$Linux_X86_64 LibreOffice_project/40$Build-2</meta:generator>
    <meta:document-statistic meta:table-count="1" meta:cell-count="50" meta:object-count="0"/>
  </office:meta>
</office:document-meta>
</file>